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28471f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0.74pt solid #808080" style:text-align-source="fix" style:repeat-content="false" fo:border-left="none" fo:border-right="none" fo:border-top="0.74pt solid #808080" style:vertical-align="middle"/>
      <style:paragraph-properties fo:text-align="start" fo:margin-left="0in"/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0.74pt solid #808080" style:text-align-source="fix" style:repeat-content="false" fo:background-color="transparent" fo:border-left="none" fo:border-right="none" fo:border-top="0.74pt solid #808080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Template" table:style-name="ta1">
        <table:table-column table:style-name="co1" table:default-cell-style-name="ce2"/>
        <table:table-column table:style-name="co1" table:number-columns-repeated="6" table:default-cell-style-name="ce4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Lesson</text:p>
          </table:table-cell>
          <table:table-cell table:style-name="ce3" table:number-columns-spanned="3" table:number-rows-spanned="1"/>
          <table:covered-table-cell table:number-columns-repeated="2" table:style-name="ce1"/>
          <table:table-cell table:style-name="ce1" office:value-type="string" calcext:value-type="string">
            <text:p>Date</text:p>
          </table:table-cell>
          <table:table-cell table:style-name="ce3" table:number-columns-spanned="2" table:number-rows-spanned="1"/>
          <table:covered-table-cell table:style-name="ce1"/>
          <table:table-cell table:number-columns-repeated="9"/>
        </table:table-row>
        <table:table-row table:style-name="ro1">
          <table:table-cell table:style-name="ce1" office:value-type="string" calcext:value-type="string">
            <text:p>File Name</text:p>
          </table:table-cell>
          <table:table-cell table:style-name="ce3" table:number-columns-spanned="3" table:number-rows-spanned="1"/>
          <table:covered-table-cell table:number-columns-repeated="2" table:style-name="ce1"/>
          <table:table-cell table:style-name="ce1" office:value-type="string" calcext:value-type="string">
            <text:p>Author</text:p>
          </table:table-cell>
          <table:table-cell table:style-name="ce3" table:number-columns-spanned="2" table:number-rows-spanned="1"/>
          <table:covered-table-cell table:style-name="ce1"/>
          <table:table-cell table:number-columns-repeated="9"/>
        </table:table-row>
        <table:table-row table:style-name="ro1">
          <table:table-cell office:value-type="float" office:value="1" calcext:value-type="float" table:number-columns-spanned="7" table:number-rows-spanned="1">
            <text:p>1</text:p>
          </table:table-cell>
          <table:covered-table-cell table:number-columns-repeated="6"/>
          <table:table-cell table:style-name="ce5" table:number-columns-repeated="9"/>
        </table:table-row>
        <table:table-row table:style-name="ro1">
          <table:table-cell office:value-type="float" office:value="2" calcext:value-type="float" table:number-columns-spanned="7" table:number-rows-spanned="1">
            <text:p>2</text:p>
          </table:table-cell>
          <table:covered-table-cell table:number-columns-repeated="6"/>
          <table:table-cell table:style-name="ce5" table:number-columns-repeated="9"/>
        </table:table-row>
        <table:table-row table:style-name="ro1">
          <table:table-cell office:value-type="float" office:value="3" calcext:value-type="float" table:number-columns-spanned="7" table:number-rows-spanned="1">
            <text:p>3</text:p>
          </table:table-cell>
          <table:covered-table-cell table:number-columns-repeated="6"/>
          <table:table-cell table:style-name="ce5" table:number-columns-repeated="9"/>
        </table:table-row>
        <table:table-row table:style-name="ro1">
          <table:table-cell office:value-type="float" office:value="4" calcext:value-type="float" table:number-columns-spanned="7" table:number-rows-spanned="1">
            <text:p>4</text:p>
          </table:table-cell>
          <table:covered-table-cell table:number-columns-repeated="6"/>
          <table:table-cell table:style-name="ce5" table:number-columns-repeated="9"/>
        </table:table-row>
        <table:table-row table:style-name="ro1">
          <table:table-cell office:value-type="float" office:value="5" calcext:value-type="float" table:number-columns-spanned="7" table:number-rows-spanned="1">
            <text:p>5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float" office:value="6" calcext:value-type="float" table:number-columns-spanned="7" table:number-rows-spanned="1">
            <text:p>6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float" office:value="7" calcext:value-type="float" table:number-columns-spanned="7" table:number-rows-spanned="1">
            <text:p>7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float" office:value="8" calcext:value-type="float" table:number-columns-spanned="7" table:number-rows-spanned="1">
            <text:p>8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float" office:value="9" calcext:value-type="float" table:number-columns-spanned="7" table:number-rows-spanned="1">
            <text:p>9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float" office:value="10" calcext:value-type="float" table:number-columns-spanned="7" table:number-rows-spanned="1">
            <text:p>10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float" office:value="11" calcext:value-type="float" table:number-columns-spanned="7" table:number-rows-spanned="1">
            <text:p>11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float" office:value="12" calcext:value-type="float" table:number-columns-spanned="7" table:number-rows-spanned="1">
            <text:p>12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float" office:value="13" calcext:value-type="float" table:number-columns-spanned="7" table:number-rows-spanned="1">
            <text:p>13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float" office:value="14" calcext:value-type="float" table:number-columns-spanned="7" table:number-rows-spanned="1">
            <text:p>14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float" office:value="15" calcext:value-type="float" table:number-columns-spanned="7" table:number-rows-spanned="1">
            <text:p>15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float" office:value="16" calcext:value-type="float" table:number-columns-spanned="7" table:number-rows-spanned="1">
            <text:p>16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float" office:value="17" calcext:value-type="float" table:number-columns-spanned="7" table:number-rows-spanned="1">
            <text:p>17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float" office:value="18" calcext:value-type="float" table:number-columns-spanned="7" table:number-rows-spanned="1">
            <text:p>18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float" office:value="19" calcext:value-type="float" table:number-columns-spanned="7" table:number-rows-spanned="1">
            <text:p>19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float" office:value="20" calcext:value-type="float" table:number-columns-spanned="7" table:number-rows-spanned="1">
            <text:p>20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float" office:value="21" calcext:value-type="float" table:number-columns-spanned="7" table:number-rows-spanned="1">
            <text:p>21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float" office:value="22" calcext:value-type="float" table:number-columns-spanned="7" table:number-rows-spanned="1">
            <text:p>22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float" office:value="23" calcext:value-type="float" table:number-columns-spanned="7" table:number-rows-spanned="1">
            <text:p>23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float" office:value="24" calcext:value-type="float" table:number-columns-spanned="7" table:number-rows-spanned="1">
            <text:p>24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float" office:value="25" calcext:value-type="float" table:number-columns-spanned="7" table:number-rows-spanned="1">
            <text:p>25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float" office:value="26" calcext:value-type="float" table:number-columns-spanned="7" table:number-rows-spanned="1">
            <text:p>26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float" office:value="27" calcext:value-type="float" table:number-columns-spanned="7" table:number-rows-spanned="1">
            <text:p>27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float" office:value="28" calcext:value-type="float" table:number-columns-spanned="7" table:number-rows-spanned="1">
            <text:p>28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float" office:value="29" calcext:value-type="float" table:number-columns-spanned="7" table:number-rows-spanned="1">
            <text:p>29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float" office:value="30" calcext:value-type="float" table:number-columns-spanned="7" table:number-rows-spanned="1">
            <text:p>30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float" office:value="31" calcext:value-type="float" table:number-columns-spanned="7" table:number-rows-spanned="1">
            <text:p>31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float" office:value="32" calcext:value-type="float" table:number-columns-spanned="7" table:number-rows-spanned="1">
            <text:p>32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float" office:value="33" calcext:value-type="float" table:number-columns-spanned="7" table:number-rows-spanned="1">
            <text:p>33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float" office:value="34" calcext:value-type="float" table:number-columns-spanned="7" table:number-rows-spanned="1">
            <text:p>34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float" office:value="35" calcext:value-type="float" table:number-columns-spanned="7" table:number-rows-spanned="1">
            <text:p>35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float" office:value="36" calcext:value-type="float" table:number-columns-spanned="7" table:number-rows-spanned="1">
            <text:p>36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float" office:value="37" calcext:value-type="float" table:number-columns-spanned="7" table:number-rows-spanned="1">
            <text:p>37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float" office:value="38" calcext:value-type="float" table:number-columns-spanned="7" table:number-rows-spanned="1">
            <text:p>38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float" office:value="39" calcext:value-type="float" table:number-columns-spanned="7" table:number-rows-spanned="1">
            <text:p>39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float" office:value="40" calcext:value-type="float" table:number-columns-spanned="7" table:number-rows-spanned="1">
            <text:p>40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float" office:value="41" calcext:value-type="float" table:number-columns-spanned="7" table:number-rows-spanned="1">
            <text:p>41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float" office:value="42" calcext:value-type="float" table:number-columns-spanned="7" table:number-rows-spanned="1">
            <text:p>42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float" office:value="43" calcext:value-type="float" table:number-columns-spanned="7" table:number-rows-spanned="1">
            <text:p>43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float" office:value="44" calcext:value-type="float" table:number-columns-spanned="7" table:number-rows-spanned="1">
            <text:p>44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float" office:value="45" calcext:value-type="float" table:number-columns-spanned="7" table:number-rows-spanned="1">
            <text:p>45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float" office:value="46" calcext:value-type="float" table:number-columns-spanned="7" table:number-rows-spanned="1">
            <text:p>46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float" office:value="47" calcext:value-type="float" table:number-columns-spanned="7" table:number-rows-spanned="1">
            <text:p>47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float" office:value="48" calcext:value-type="float" table:number-columns-spanned="7" table:number-rows-spanned="1">
            <text:p>48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float" office:value="49" calcext:value-type="float" table:number-columns-spanned="7" table:number-rows-spanned="1">
            <text:p>49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float" office:value="50" calcext:value-type="float" table:number-columns-spanned="7" table:number-rows-spanned="1">
            <text:p>50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float" office:value="51" calcext:value-type="float" table:number-columns-spanned="7" table:number-rows-spanned="1">
            <text:p>51</text:p>
          </table:table-cell>
          <table:covered-table-cell table:number-columns-repeated="6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6">00/00/0000</text:date>, <text:time style:data-style-name="N2" text:time-value="08:23:15.1062668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3:42:24.559730938</meta:creation-date>
    <dc:date>2025-08-26T08:46:40.445537673</dc:date>
    <meta:editing-duration>PT36M46S</meta:editing-duration>
    <meta:editing-cycles>31</meta:editing-cycles>
    <meta:generator>LibreOffice/24.2.7.2$Linux_X86_64 LibreOffice_project/420$Build-2</meta:generator>
    <meta:print-date>2025-08-26T08:38:58.525201069</meta:print-date>
    <meta:printed-by>PDF files</meta:printed-by>
    <meta:document-statistic meta:table-count="1" meta:cell-count="55" meta:object-count="0"/>
  </office:meta>
</office:document-meta>
</file>